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ege" table:style-name="ta1">
        <table:shapes>
          <draw:frame draw:z-index="0" draw:style-name="gr1" draw:text-style-name="P1" svg:width="40cm" svg:height="20cm" svg:x="2.295cm" svg:y="8.357cm">
            <draw:object draw:notify-on-update-of-ranges="Siege.A8:Siege.A8 Siege.B8:Siege.B8 Siege.A15:Siege.A15 Siege.B15:Siege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0cm" svg:height="20cm" svg:x="2.17cm" svg:y="29.58cm">
            <draw:object draw:notify-on-update-of-ranges="Siege.G8:Siege.G8 Siege.H8:Siege.H8 Siege.G15:Siege.G15 Siege.H15:Siege.H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0cm" svg:height="20cm" svg:x="2.232cm" svg:y="51.062cm">
            <draw:object draw:notify-on-update-of-ranges="Siege.M8:Siege.M8 Siege.N8:Siege.N8 Siege.M15:Siege.M15 Siege.N15:Siege.N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0cm" svg:height="20cm" svg:x="2.17cm" svg:y="72.735cm">
            <draw:object draw:notify-on-update-of-ranges="Siege.S8:Siege.S8 Siege.T8:Siege.T8 Siege.S15:Siege.S15 Siege.T15:Siege.T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0cm" svg:height="20cm" svg:x="2.484cm" svg:y="94.41cm">
            <draw:object draw:notify-on-update-of-ranges="Siege.Y8:Siege.Y8 Siege.Z8:Siege.Z8 Siege.Y15:Siege.Y15 Siege.Z15:Siege.Z1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0cm" svg:height="20cm" svg:x="2.797cm" svg:y="116.535cm">
            <draw:object draw:notify-on-update-of-ranges="Siege.AE8:Siege.AE8 Siege.AF8:Siege.AF8 Siege.AE15:Siege.AE15 Siege.AF15:Siege.AF1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0cm" svg:height="20cm" svg:x="2.986cm" svg:y="138.34cm">
            <draw:object draw:notify-on-update-of-ranges="Siege.AK8:Siege.AK8 Siege.AL8:Siege.AL8 Siege.AK15:Siege.AK15 Siege.AL15:Siege.AL1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0cm" svg:height="20cm" svg:x="3.216cm" svg:y="159.95cm">
            <draw:object draw:notify-on-update-of-ranges="Siege.AQ8:Siege.AQ8 Siege.AR8:Siege.AR8 Siege.AQ15:Siege.AQ15 Siege.AR15:Siege.AR1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40cm" svg:height="20cm" svg:x="44.566cm" svg:y="8.42cm">
            <draw:object draw:notify-on-update-of-ranges="Siege.A8:Siege.A8 Siege.E8:Siege.E8 Siege.A15:Siege.A15 Siege.E15:Siege.E1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40cm" svg:height="20cm" svg:x="45.194cm" svg:y="29.838cm">
            <draw:object draw:notify-on-update-of-ranges="Siege.G8:Siege.G8 Siege.K8:Siege.K8 Siege.G15:Siege.G15 Siege.K15:Siege.K1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40cm" svg:height="20cm" svg:x="45.758cm" svg:y="51.642cm">
            <draw:object draw:notify-on-update-of-ranges="Siege.M8:Siege.M8 Siege.Q8:Siege.Q8 Siege.M15:Siege.M15 Siege.Q15:Siege.Q1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40cm" svg:height="20cm" svg:x="45.568cm" svg:y="73.251cm">
            <draw:object draw:notify-on-update-of-ranges="Siege.S8:Siege.S8 Siege.W8:Siege.W8 Siege.S15:Siege.S15 Siege.W15:Siege.W1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40cm" svg:height="20cm" svg:x="45.319cm" svg:y="94.733cm">
            <draw:object draw:notify-on-update-of-ranges="Siege.Y8:Siege.Y8 Siege.AC8:Siege.AC8 Siege.Y15:Siege.Y15 Siege.AC15:Siege.AC15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39.9cm" svg:height="20cm" svg:x="45.507cm" svg:y="116.859cm">
            <draw:object draw:notify-on-update-of-ranges="Siege.AE8:Siege.AE8 Siege.AI8:Siege.AI8 Siege.AE15:Siege.AE15 Siege.AI15:Siege.AI15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40cm" svg:height="20cm" svg:x="45.506cm" svg:y="138.598cm">
            <draw:object draw:notify-on-update-of-ranges="Siege.AK8:Siege.AK8 Siege.AO8:Siege.AO8 Siege.AK15:Siege.AK15 Siege.AO15:Siege.AO15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style-name="gr1" draw:text-style-name="P1" svg:width="40cm" svg:height="20cm" svg:x="45.674cm" svg:y="160.338cm">
            <draw:object draw:notify-on-update-of-ranges="Siege.AQ8:Siege.AQ8 Siege.AU8:Siege.AU8 Siege.AQ15:Siege.AQ15 Siege.AU15:Siege.AU15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47" table:default-cell-style-name="Default"/>
        <table:table-row table:style-name="ro1">
          <table:table-cell/>
          <table:table-cell office:value-type="string" calcext:value-type="string">
            <text:p>Siege magento static files concurrency 10</text:p>
          </table:table-cell>
          <table:table-cell table:number-columns-repeated="5"/>
          <table:table-cell office:value-type="string" calcext:value-type="string">
            <text:p>Siege magento “warmup” concurrency 1</text:p>
          </table:table-cell>
          <table:table-cell table:number-columns-repeated="5"/>
          <table:table-cell office:value-type="string" calcext:value-type="string">
            <text:p>Siege magento concurrency 10</text:p>
          </table:table-cell>
          <table:table-cell table:number-columns-repeated="5"/>
          <table:table-cell office:value-type="string" calcext:value-type="string">
            <text:p>Siege magento no parser concurrency 10</text:p>
          </table:table-cell>
          <table:table-cell table:number-columns-repeated="5"/>
          <table:table-cell office:value-type="string" calcext:value-type="string">
            <text:p>Siege browse category page concurrency 1</text:p>
          </table:table-cell>
          <table:table-cell table:number-columns-repeated="5"/>
          <table:table-cell office:value-type="string" calcext:value-type="string">
            <text:p>Siege browse category page concrrency 10</text:p>
          </table:table-cell>
          <table:table-cell table:number-columns-repeated="5"/>
          <table:table-cell office:value-type="string" calcext:value-type="string">
            <text:p>Siege browse category page (noparser) concurrency 1</text:p>
          </table:table-cell>
          <table:table-cell table:number-columns-repeated="5"/>
          <table:table-cell office:value-type="string" calcext:value-type="string">
            <text:p>Siege browse category page (noparser) concurrency 10</text:p>
          </table:table-cell>
          <table:table-cell table:number-columns-repeated="3"/>
        </table:table-row>
        <table:table-row table:style-name="ro1">
          <table:table-cell table:number-columns-repeated="47"/>
        </table:table-row>
        <table:table-row table:style-name="ro1">
          <table:table-cell/>
          <table:table-cell office:value-type="string" calcext:value-type="string">
            <text:p>Nginx + varnish</text:p>
          </table:table-cell>
          <table:table-cell table:number-columns-repeated="5"/>
          <table:table-cell office:value-type="string" calcext:value-type="string">
            <text:p>Nginx + varnish</text:p>
          </table:table-cell>
          <table:table-cell table:number-columns-repeated="5"/>
          <table:table-cell office:value-type="string" calcext:value-type="string">
            <text:p>Nginx + varnish</text:p>
          </table:table-cell>
          <table:table-cell table:number-columns-repeated="5"/>
          <table:table-cell office:value-type="string" calcext:value-type="string">
            <text:p>Nginx + varnish</text:p>
          </table:table-cell>
          <table:table-cell table:number-columns-repeated="5"/>
          <table:table-cell office:value-type="string" calcext:value-type="string">
            <text:p>Nginx + varnish</text:p>
          </table:table-cell>
          <table:table-cell table:number-columns-repeated="5"/>
          <table:table-cell office:value-type="string" calcext:value-type="string">
            <text:p>Nginx + varnish</text:p>
          </table:table-cell>
          <table:table-cell table:number-columns-repeated="5"/>
          <table:table-cell office:value-type="string" calcext:value-type="string">
            <text:p>Nginx + varnish</text:p>
          </table:table-cell>
          <table:table-cell table:number-columns-repeated="5"/>
          <table:table-cell office:value-type="string" calcext:value-type="string">
            <text:p>Nginx + varnis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actions</text:p>
          </table:table-cell>
          <table:table-cell office:value-type="string" calcext:value-type="string">
            <text:p>transaction rate</text:p>
          </table:table-cell>
          <table:table-cell office:value-type="string" calcext:value-type="string">
            <text:p>shortest transaction</text:p>
          </table:table-cell>
          <table:table-cell office:value-type="string" calcext:value-type="string">
            <text:p>longest transaction</text:p>
          </table:table-cell>
          <table:table-cell table:number-columns-repeated="2"/>
          <table:table-cell office:value-type="string" calcext:value-type="string">
            <text:p>transactions</text:p>
          </table:table-cell>
          <table:table-cell office:value-type="string" calcext:value-type="string">
            <text:p>transaction rate</text:p>
          </table:table-cell>
          <table:table-cell office:value-type="string" calcext:value-type="string">
            <text:p>shortest transaction</text:p>
          </table:table-cell>
          <table:table-cell office:value-type="string" calcext:value-type="string">
            <text:p>longest transaction</text:p>
          </table:table-cell>
          <table:table-cell table:number-columns-repeated="2"/>
          <table:table-cell office:value-type="string" calcext:value-type="string">
            <text:p>transactions</text:p>
          </table:table-cell>
          <table:table-cell office:value-type="string" calcext:value-type="string">
            <text:p>transaction rate</text:p>
          </table:table-cell>
          <table:table-cell office:value-type="string" calcext:value-type="string">
            <text:p>shortest transaction</text:p>
          </table:table-cell>
          <table:table-cell office:value-type="string" calcext:value-type="string">
            <text:p>longest transaction</text:p>
          </table:table-cell>
          <table:table-cell table:number-columns-repeated="2"/>
          <table:table-cell office:value-type="string" calcext:value-type="string">
            <text:p>transactions</text:p>
          </table:table-cell>
          <table:table-cell office:value-type="string" calcext:value-type="string">
            <text:p>transaction rate</text:p>
          </table:table-cell>
          <table:table-cell office:value-type="string" calcext:value-type="string">
            <text:p>shortest transaction</text:p>
          </table:table-cell>
          <table:table-cell office:value-type="string" calcext:value-type="string">
            <text:p>longest transaction</text:p>
          </table:table-cell>
          <table:table-cell table:number-columns-repeated="2"/>
          <table:table-cell office:value-type="string" calcext:value-type="string">
            <text:p>transactions</text:p>
          </table:table-cell>
          <table:table-cell office:value-type="string" calcext:value-type="string">
            <text:p>transaction rate</text:p>
          </table:table-cell>
          <table:table-cell office:value-type="string" calcext:value-type="string">
            <text:p>shortest transaction</text:p>
          </table:table-cell>
          <table:table-cell office:value-type="string" calcext:value-type="string">
            <text:p>longest transaction</text:p>
          </table:table-cell>
          <table:table-cell table:number-columns-repeated="2"/>
          <table:table-cell office:value-type="string" calcext:value-type="string">
            <text:p>transactions</text:p>
          </table:table-cell>
          <table:table-cell office:value-type="string" calcext:value-type="string">
            <text:p>transaction rate</text:p>
          </table:table-cell>
          <table:table-cell office:value-type="string" calcext:value-type="string">
            <text:p>shortest transaction</text:p>
          </table:table-cell>
          <table:table-cell office:value-type="string" calcext:value-type="string">
            <text:p>longest transaction</text:p>
          </table:table-cell>
          <table:table-cell table:number-columns-repeated="2"/>
          <table:table-cell office:value-type="string" calcext:value-type="string">
            <text:p>transactions</text:p>
          </table:table-cell>
          <table:table-cell office:value-type="string" calcext:value-type="string">
            <text:p>transaction rate</text:p>
          </table:table-cell>
          <table:table-cell office:value-type="string" calcext:value-type="string">
            <text:p>shortest transaction</text:p>
          </table:table-cell>
          <table:table-cell office:value-type="string" calcext:value-type="string">
            <text:p>longest transaction</text:p>
          </table:table-cell>
          <table:table-cell table:number-columns-repeated="2"/>
          <table:table-cell office:value-type="string" calcext:value-type="string">
            <text:p>transactions</text:p>
          </table:table-cell>
          <table:table-cell office:value-type="string" calcext:value-type="string">
            <text:p>transaction rate</text:p>
          </table:table-cell>
          <table:table-cell office:value-type="string" calcext:value-type="string">
            <text:p>shortest transaction</text:p>
          </table:table-cell>
          <table:table-cell office:value-type="string" calcext:value-type="string">
            <text:p>longest transaction</text:p>
          </table:table-cell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392856" calcext:value-type="float">
            <text:p>392856</text:p>
          </table:table-cell>
          <table:table-cell office:value-type="float" office:value="6555.21" calcext:value-type="float">
            <text:p>6555.2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string" calcext:value-type="string">
            <text:p>Run 1</text:p>
          </table:table-cell>
          <table:table-cell office:value-type="float" office:value="17538" calcext:value-type="float">
            <text:p>17538</text:p>
          </table:table-cell>
          <table:table-cell office:value-type="float" office:value="292.69" calcext:value-type="float">
            <text:p>292.69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string" calcext:value-type="string">
            <text:p>Run 1</text:p>
          </table:table-cell>
          <table:table-cell office:value-type="float" office:value="73126" calcext:value-type="float">
            <text:p>73126</text:p>
          </table:table-cell>
          <table:table-cell office:value-type="float" office:value="1220.39" calcext:value-type="float">
            <text:p>1220.3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Run 1</text:p>
          </table:table-cell>
          <table:table-cell office:value-type="float" office:value="10159" calcext:value-type="float">
            <text:p>10159</text:p>
          </table:table-cell>
          <table:table-cell office:value-type="float" office:value="169.57" calcext:value-type="float">
            <text:p>169.57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Run 1</text:p>
          </table:table-cell>
          <table:table-cell office:value-type="float" office:value="29356" calcext:value-type="float">
            <text:p>29356</text:p>
          </table:table-cell>
          <table:table-cell office:value-type="float" office:value="489.76" calcext:value-type="float">
            <text:p>489.7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string" calcext:value-type="string">
            <text:p>Run 1</text:p>
          </table:table-cell>
          <table:table-cell office:value-type="float" office:value="116771" calcext:value-type="float">
            <text:p>116771</text:p>
          </table:table-cell>
          <table:table-cell office:value-type="float" office:value="1948.13" calcext:value-type="float">
            <text:p>1948.13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string" calcext:value-type="string">
            <text:p>Run 1</text:p>
          </table:table-cell>
          <table:table-cell office:value-type="float" office:value="69480" calcext:value-type="float">
            <text:p>69480</text:p>
          </table:table-cell>
          <table:table-cell office:value-type="float" office:value="1159.16" calcext:value-type="float">
            <text:p>1159.1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Run 1</text:p>
          </table:table-cell>
          <table:table-cell office:value-type="float" office:value="307484" calcext:value-type="float">
            <text:p>307484</text:p>
          </table:table-cell>
          <table:table-cell office:value-type="float" office:value="5130.72" calcext:value-type="float">
            <text:p>5130.7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400621" calcext:value-type="float">
            <text:p>400621</text:p>
          </table:table-cell>
          <table:table-cell office:value-type="float" office:value="6683.7" calcext:value-type="float">
            <text:p>6683.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string" calcext:value-type="string">
            <text:p>Run 2</text:p>
          </table:table-cell>
          <table:table-cell office:value-type="float" office:value="17682" calcext:value-type="float">
            <text:p>17682</text:p>
          </table:table-cell>
          <table:table-cell office:value-type="float" office:value="295.34" calcext:value-type="float">
            <text:p>295.34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string" calcext:value-type="string">
            <text:p>Run 2</text:p>
          </table:table-cell>
          <table:table-cell office:value-type="float" office:value="78289" calcext:value-type="float">
            <text:p>78289</text:p>
          </table:table-cell>
          <table:table-cell office:value-type="float" office:value="1306.78" calcext:value-type="float">
            <text:p>1306.78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string" calcext:value-type="string">
            <text:p>Run 2</text:p>
          </table:table-cell>
          <table:table-cell office:value-type="float" office:value="10678" calcext:value-type="float">
            <text:p>10678</text:p>
          </table:table-cell>
          <table:table-cell office:value-type="float" office:value="178.31" calcext:value-type="float">
            <text:p>178.31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/>
          <table:table-cell office:value-type="string" calcext:value-type="string">
            <text:p>Run 2</text:p>
          </table:table-cell>
          <table:table-cell office:value-type="float" office:value="29369" calcext:value-type="float">
            <text:p>29369</text:p>
          </table:table-cell>
          <table:table-cell office:value-type="float" office:value="490.06" calcext:value-type="float">
            <text:p>490.0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string" calcext:value-type="string">
            <text:p>Run 2</text:p>
          </table:table-cell>
          <table:table-cell office:value-type="float" office:value="132172" calcext:value-type="float">
            <text:p>132172</text:p>
          </table:table-cell>
          <table:table-cell office:value-type="float" office:value="2206.91" calcext:value-type="float">
            <text:p>2206.9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Run 2</text:p>
          </table:table-cell>
          <table:table-cell office:value-type="float" office:value="69298" calcext:value-type="float">
            <text:p>69298</text:p>
          </table:table-cell>
          <table:table-cell office:value-type="float" office:value="1156.12" calcext:value-type="float">
            <text:p>1156.1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Run 2</text:p>
          </table:table-cell>
          <table:table-cell office:value-type="float" office:value="358344" calcext:value-type="float">
            <text:p>358344</text:p>
          </table:table-cell>
          <table:table-cell office:value-type="float" office:value="5982.37" calcext:value-type="float">
            <text:p>5982.3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409129" calcext:value-type="float">
            <text:p>409129</text:p>
          </table:table-cell>
          <table:table-cell office:value-type="float" office:value="6832.48" calcext:value-type="float">
            <text:p>6832.4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string" calcext:value-type="string">
            <text:p>Run 3</text:p>
          </table:table-cell>
          <table:table-cell office:value-type="float" office:value="17881" calcext:value-type="float">
            <text:p>17881</text:p>
          </table:table-cell>
          <table:table-cell office:value-type="float" office:value="298.61" calcext:value-type="float">
            <text:p>298.6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string" calcext:value-type="string">
            <text:p>Run 3</text:p>
          </table:table-cell>
          <table:table-cell office:value-type="float" office:value="80748" calcext:value-type="float">
            <text:p>80748</text:p>
          </table:table-cell>
          <table:table-cell office:value-type="float" office:value="1347.37" calcext:value-type="float">
            <text:p>1347.37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/>
          <table:table-cell office:value-type="string" calcext:value-type="string">
            <text:p>Run 3</text:p>
          </table:table-cell>
          <table:table-cell office:value-type="float" office:value="10350" calcext:value-type="float">
            <text:p>10350</text:p>
          </table:table-cell>
          <table:table-cell office:value-type="float" office:value="172.85" calcext:value-type="float">
            <text:p>172.85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string" calcext:value-type="string">
            <text:p>Run 3</text:p>
          </table:table-cell>
          <table:table-cell office:value-type="float" office:value="31185" calcext:value-type="float">
            <text:p>31185</text:p>
          </table:table-cell>
          <table:table-cell office:value-type="float" office:value="520.62" calcext:value-type="float">
            <text:p>520.6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string" calcext:value-type="string">
            <text:p>Run 3</text:p>
          </table:table-cell>
          <table:table-cell office:value-type="float" office:value="130335" calcext:value-type="float">
            <text:p>130335</text:p>
          </table:table-cell>
          <table:table-cell office:value-type="float" office:value="2176.6" calcext:value-type="float">
            <text:p>2176.6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string" calcext:value-type="string">
            <text:p>Run 3</text:p>
          </table:table-cell>
          <table:table-cell office:value-type="float" office:value="71503" calcext:value-type="float">
            <text:p>71503</text:p>
          </table:table-cell>
          <table:table-cell office:value-type="float" office:value="1193.91" calcext:value-type="float">
            <text:p>1193.9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Run 3</text:p>
          </table:table-cell>
          <table:table-cell office:value-type="float" office:value="356896" calcext:value-type="float">
            <text:p>356896</text:p>
          </table:table-cell>
          <table:table-cell office:value-type="float" office:value="5961.15" calcext:value-type="float">
            <text:p>5961.1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varnish/nginx avg</text:p>
          </table:table-cell>
          <table:table-cell table:formula="of:=AVERAGE([.B5:.B7])" office:value-type="float" office:value="400868.666666667" calcext:value-type="float">
            <text:p>400868.666666667</text:p>
          </table:table-cell>
          <table:table-cell table:formula="of:=AVERAGE([.C5:.C7])" office:value-type="float" office:value="6690.46333333333" calcext:value-type="float">
            <text:p>6690.46333333333</text:p>
          </table:table-cell>
          <table:table-cell table:formula="of:=AVERAGE([.D5:.D7])" office:value-type="float" office:value="0" calcext:value-type="float">
            <text:p>0</text:p>
          </table:table-cell>
          <table:table-cell table:formula="of:=AVERAGE([.E5:.E7])" office:value-type="float" office:value="0.0333333333333333" calcext:value-type="float">
            <text:p>0.033333333333333</text:p>
          </table:table-cell>
          <table:table-cell/>
          <table:table-cell office:value-type="string" calcext:value-type="string">
            <text:p>varnish/nginx avg</text:p>
          </table:table-cell>
          <table:table-cell table:formula="of:=AVERAGE([.H5:.H7])" office:value-type="float" office:value="17700.3333333333" calcext:value-type="float">
            <text:p>17700.3333333333</text:p>
          </table:table-cell>
          <table:table-cell table:formula="of:=AVERAGE([.I5:.I7])" office:value-type="float" office:value="295.546666666667" calcext:value-type="float">
            <text:p>295.546666666667</text:p>
          </table:table-cell>
          <table:table-cell table:formula="of:=AVERAGE([.J5:.J7])" office:value-type="float" office:value="0" calcext:value-type="float">
            <text:p>0</text:p>
          </table:table-cell>
          <table:table-cell table:formula="of:=AVERAGE([.K5:.K7])" office:value-type="float" office:value="0.16" calcext:value-type="float">
            <text:p>0.16</text:p>
          </table:table-cell>
          <table:table-cell/>
          <table:table-cell office:value-type="string" calcext:value-type="string">
            <text:p>varnish/nginx avg</text:p>
          </table:table-cell>
          <table:table-cell table:formula="of:=AVERAGE([.N5:.N7])" office:value-type="float" office:value="77387.6666666667" calcext:value-type="float">
            <text:p>77387.6666666667</text:p>
          </table:table-cell>
          <table:table-cell table:formula="of:=AVERAGE([.O5:.O7])" office:value-type="float" office:value="1291.51333333333" calcext:value-type="float">
            <text:p>1291.51333333333</text:p>
          </table:table-cell>
          <table:table-cell table:formula="of:=AVERAGE([.P5:.P7])" office:value-type="float" office:value="0" calcext:value-type="float">
            <text:p>0</text:p>
          </table:table-cell>
          <table:table-cell table:formula="of:=AVERAGE([.Q5:.Q7])" office:value-type="float" office:value="0.41" calcext:value-type="float">
            <text:p>0.41</text:p>
          </table:table-cell>
          <table:table-cell/>
          <table:table-cell office:value-type="string" calcext:value-type="string">
            <text:p>varnish/nginx avg</text:p>
          </table:table-cell>
          <table:table-cell table:formula="of:=AVERAGE([.T5:.T7])" office:value-type="float" office:value="10395.6666666667" calcext:value-type="float">
            <text:p>10395.6666666667</text:p>
          </table:table-cell>
          <table:table-cell table:formula="of:=AVERAGE([.U5:.U7])" office:value-type="float" office:value="173.576666666667" calcext:value-type="float">
            <text:p>173.576666666667</text:p>
          </table:table-cell>
          <table:table-cell table:formula="of:=AVERAGE([.V5:.V7])" office:value-type="float" office:value="0" calcext:value-type="float">
            <text:p>0</text:p>
          </table:table-cell>
          <table:table-cell table:formula="of:=AVERAGE([.W5:.W7])" office:value-type="float" office:value="0.523333333333333" calcext:value-type="float">
            <text:p>0.523333333333333</text:p>
          </table:table-cell>
          <table:table-cell/>
          <table:table-cell office:value-type="string" calcext:value-type="string">
            <text:p>varnish/nginx avg</text:p>
          </table:table-cell>
          <table:table-cell table:formula="of:=AVERAGE([.Z5:.Z7])" office:value-type="float" office:value="29970" calcext:value-type="float">
            <text:p>29970</text:p>
          </table:table-cell>
          <table:table-cell table:formula="of:=AVERAGE([.AA5:.AA7])" office:value-type="float" office:value="500.146666666667" calcext:value-type="float">
            <text:p>500.146666666667</text:p>
          </table:table-cell>
          <table:table-cell table:formula="of:=AVERAGE([.AB5:.AB7])" office:value-type="float" office:value="0" calcext:value-type="float">
            <text:p>0</text:p>
          </table:table-cell>
          <table:table-cell table:formula="of:=AVERAGE([.AC5:.AC7])" office:value-type="float" office:value="0.0333333333333333" calcext:value-type="float">
            <text:p>0.033333333333333</text:p>
          </table:table-cell>
          <table:table-cell/>
          <table:table-cell office:value-type="string" calcext:value-type="string">
            <text:p>varnish/nginx avg</text:p>
          </table:table-cell>
          <table:table-cell table:formula="of:=AVERAGE([.AF5:.AF7])" office:value-type="float" office:value="126426" calcext:value-type="float">
            <text:p>126426</text:p>
          </table:table-cell>
          <table:table-cell table:formula="of:=AVERAGE([.AG5:.AG7])" office:value-type="float" office:value="2110.54666666667" calcext:value-type="float">
            <text:p>2110.54666666667</text:p>
          </table:table-cell>
          <table:table-cell table:formula="of:=AVERAGE([.AH5:.AH7])" office:value-type="float" office:value="0" calcext:value-type="float">
            <text:p>0</text:p>
          </table:table-cell>
          <table:table-cell table:formula="of:=AVERAGE([.AI5:.AI7])" office:value-type="float" office:value="0.07" calcext:value-type="float">
            <text:p>0.07</text:p>
          </table:table-cell>
          <table:table-cell/>
          <table:table-cell office:value-type="string" calcext:value-type="string">
            <text:p>varnish/nginx avg</text:p>
          </table:table-cell>
          <table:table-cell table:formula="of:=AVERAGE([.AL5:.AL7])" office:value-type="float" office:value="70093.6666666667" calcext:value-type="float">
            <text:p>70093.6666666667</text:p>
          </table:table-cell>
          <table:table-cell table:formula="of:=AVERAGE([.AM5:.AM7])" office:value-type="float" office:value="1169.73" calcext:value-type="float">
            <text:p>1169.73</text:p>
          </table:table-cell>
          <table:table-cell table:formula="of:=AVERAGE([.AN5:.AN7])" office:value-type="float" office:value="0" calcext:value-type="float">
            <text:p>0</text:p>
          </table:table-cell>
          <table:table-cell table:formula="of:=AVERAGE([.AO5:.AO7])" office:value-type="float" office:value="0.01" calcext:value-type="float">
            <text:p>0.01</text:p>
          </table:table-cell>
          <table:table-cell/>
          <table:table-cell office:value-type="string" calcext:value-type="string">
            <text:p>varnish/nginx avg</text:p>
          </table:table-cell>
          <table:table-cell table:formula="of:=AVERAGE([.AR5:.AR7])" office:value-type="float" office:value="340908" calcext:value-type="float">
            <text:p>340908</text:p>
          </table:table-cell>
          <table:table-cell table:formula="of:=AVERAGE([.AS5:.AS7])" office:value-type="float" office:value="5691.41333333333" calcext:value-type="float">
            <text:p>5691.41333333333</text:p>
          </table:table-cell>
          <table:table-cell table:formula="of:=AVERAGE([.AT5:.AT7])" office:value-type="float" office:value="0" calcext:value-type="float">
            <text:p>0</text:p>
          </table:table-cell>
          <table:table-cell table:formula="of:=AVERAGE([.AU5:.AU7])" office:value-type="float" office:value="0.03" calcext:value-type="float">
            <text:p>0.03</text:p>
          </table:table-cell>
        </table:table-row>
        <table:table-row table:style-name="ro1">
          <table:table-cell table:number-columns-repeated="47"/>
        </table:table-row>
        <table:table-row table:style-name="ro1">
          <table:table-cell/>
          <table:table-cell office:value-type="string" calcext:value-type="string">
            <text:p>litespeed</text:p>
          </table:table-cell>
          <table:table-cell table:number-columns-repeated="5"/>
          <table:table-cell office:value-type="string" calcext:value-type="string">
            <text:p>litespeed</text:p>
          </table:table-cell>
          <table:table-cell table:number-columns-repeated="5"/>
          <table:table-cell office:value-type="string" calcext:value-type="string">
            <text:p>litespeed</text:p>
          </table:table-cell>
          <table:table-cell table:number-columns-repeated="5"/>
          <table:table-cell office:value-type="string" calcext:value-type="string">
            <text:p>litespeed</text:p>
          </table:table-cell>
          <table:table-cell table:number-columns-repeated="5"/>
          <table:table-cell office:value-type="string" calcext:value-type="string">
            <text:p>litespeed</text:p>
          </table:table-cell>
          <table:table-cell table:number-columns-repeated="5"/>
          <table:table-cell office:value-type="string" calcext:value-type="string">
            <text:p>litespeed</text:p>
          </table:table-cell>
          <table:table-cell table:number-columns-repeated="5"/>
          <table:table-cell office:value-type="string" calcext:value-type="string">
            <text:p>litespeed</text:p>
          </table:table-cell>
          <table:table-cell table:number-columns-repeated="5"/>
          <table:table-cell office:value-type="string" calcext:value-type="string">
            <text:p>litespe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actions</text:p>
          </table:table-cell>
          <table:table-cell office:value-type="string" calcext:value-type="string">
            <text:p>transaction rate</text:p>
          </table:table-cell>
          <table:table-cell office:value-type="string" calcext:value-type="string">
            <text:p>shortest transaction</text:p>
          </table:table-cell>
          <table:table-cell office:value-type="string" calcext:value-type="string">
            <text:p>longest transaction</text:p>
          </table:table-cell>
          <table:table-cell table:number-columns-repeated="2"/>
          <table:table-cell office:value-type="string" calcext:value-type="string">
            <text:p>transactions</text:p>
          </table:table-cell>
          <table:table-cell office:value-type="string" calcext:value-type="string">
            <text:p>transaction rate</text:p>
          </table:table-cell>
          <table:table-cell office:value-type="string" calcext:value-type="string">
            <text:p>shortest transaction</text:p>
          </table:table-cell>
          <table:table-cell office:value-type="string" calcext:value-type="string">
            <text:p>longest transaction</text:p>
          </table:table-cell>
          <table:table-cell table:number-columns-repeated="2"/>
          <table:table-cell office:value-type="string" calcext:value-type="string">
            <text:p>transactions</text:p>
          </table:table-cell>
          <table:table-cell office:value-type="string" calcext:value-type="string">
            <text:p>transaction rate</text:p>
          </table:table-cell>
          <table:table-cell office:value-type="string" calcext:value-type="string">
            <text:p>shortest transaction</text:p>
          </table:table-cell>
          <table:table-cell office:value-type="string" calcext:value-type="string">
            <text:p>longest transaction</text:p>
          </table:table-cell>
          <table:table-cell table:number-columns-repeated="2"/>
          <table:table-cell office:value-type="string" calcext:value-type="string">
            <text:p>transactions</text:p>
          </table:table-cell>
          <table:table-cell office:value-type="string" calcext:value-type="string">
            <text:p>transaction rate</text:p>
          </table:table-cell>
          <table:table-cell office:value-type="string" calcext:value-type="string">
            <text:p>shortest transaction</text:p>
          </table:table-cell>
          <table:table-cell office:value-type="string" calcext:value-type="string">
            <text:p>longest transaction</text:p>
          </table:table-cell>
          <table:table-cell table:number-columns-repeated="2"/>
          <table:table-cell office:value-type="string" calcext:value-type="string">
            <text:p>transactions</text:p>
          </table:table-cell>
          <table:table-cell office:value-type="string" calcext:value-type="string">
            <text:p>transaction rate</text:p>
          </table:table-cell>
          <table:table-cell office:value-type="string" calcext:value-type="string">
            <text:p>shortest transaction</text:p>
          </table:table-cell>
          <table:table-cell office:value-type="string" calcext:value-type="string">
            <text:p>longest transaction</text:p>
          </table:table-cell>
          <table:table-cell table:number-columns-repeated="2"/>
          <table:table-cell office:value-type="string" calcext:value-type="string">
            <text:p>transactions</text:p>
          </table:table-cell>
          <table:table-cell office:value-type="string" calcext:value-type="string">
            <text:p>transaction rate</text:p>
          </table:table-cell>
          <table:table-cell office:value-type="string" calcext:value-type="string">
            <text:p>shortest transaction</text:p>
          </table:table-cell>
          <table:table-cell office:value-type="string" calcext:value-type="string">
            <text:p>longest transaction</text:p>
          </table:table-cell>
          <table:table-cell table:number-columns-repeated="2"/>
          <table:table-cell office:value-type="string" calcext:value-type="string">
            <text:p>transactions</text:p>
          </table:table-cell>
          <table:table-cell office:value-type="string" calcext:value-type="string">
            <text:p>transaction rate</text:p>
          </table:table-cell>
          <table:table-cell office:value-type="string" calcext:value-type="string">
            <text:p>shortest transaction</text:p>
          </table:table-cell>
          <table:table-cell office:value-type="string" calcext:value-type="string">
            <text:p>longest transaction</text:p>
          </table:table-cell>
          <table:table-cell table:number-columns-repeated="2"/>
          <table:table-cell office:value-type="string" calcext:value-type="string">
            <text:p>transactions</text:p>
          </table:table-cell>
          <table:table-cell office:value-type="string" calcext:value-type="string">
            <text:p>transaction rate</text:p>
          </table:table-cell>
          <table:table-cell office:value-type="string" calcext:value-type="string">
            <text:p>shortest transaction</text:p>
          </table:table-cell>
          <table:table-cell office:value-type="string" calcext:value-type="string">
            <text:p>longest transaction</text:p>
          </table:table-cell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915592" calcext:value-type="float">
            <text:p>915592</text:p>
          </table:table-cell>
          <table:table-cell office:value-type="float" office:value="15285.34" calcext:value-type="float">
            <text:p>15285.3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string" calcext:value-type="string">
            <text:p>Run 1</text:p>
          </table:table-cell>
          <table:table-cell office:value-type="float" office:value="36399" calcext:value-type="float">
            <text:p>36399</text:p>
          </table:table-cell>
          <table:table-cell office:value-type="float" office:value="607.46" calcext:value-type="float">
            <text:p>607.46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/>
          <table:table-cell office:value-type="string" calcext:value-type="string">
            <text:p>Run 1</text:p>
          </table:table-cell>
          <table:table-cell office:value-type="float" office:value="182184" calcext:value-type="float">
            <text:p>182184</text:p>
          </table:table-cell>
          <table:table-cell office:value-type="float" office:value="3039.95" calcext:value-type="float">
            <text:p>3039.95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string" calcext:value-type="string">
            <text:p>Run 1</text:p>
          </table:table-cell>
          <table:table-cell office:value-type="float" office:value="15113" calcext:value-type="float">
            <text:p>15113</text:p>
          </table:table-cell>
          <table:table-cell office:value-type="float" office:value="252.39" calcext:value-type="float">
            <text:p>252.39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string" calcext:value-type="string">
            <text:p>Run 1</text:p>
          </table:table-cell>
          <table:table-cell office:value-type="float" office:value="117622" calcext:value-type="float">
            <text:p>117622</text:p>
          </table:table-cell>
          <table:table-cell office:value-type="float" office:value="1962.33" calcext:value-type="float">
            <text:p>1962.3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Run 1</text:p>
          </table:table-cell>
          <table:table-cell office:value-type="float" office:value="561325" calcext:value-type="float">
            <text:p>561325</text:p>
          </table:table-cell>
          <table:table-cell office:value-type="float" office:value="9372.6" calcext:value-type="float">
            <text:p>9372.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string" calcext:value-type="string">
            <text:p>Run 1</text:p>
          </table:table-cell>
          <table:table-cell office:value-type="float" office:value="78208" calcext:value-type="float">
            <text:p>78208</text:p>
          </table:table-cell>
          <table:table-cell office:value-type="float" office:value="1305.86" calcext:value-type="float">
            <text:p>1305.8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Run 1</text:p>
          </table:table-cell>
          <table:table-cell office:value-type="float" office:value="400325" calcext:value-type="float">
            <text:p>400325</text:p>
          </table:table-cell>
          <table:table-cell office:value-type="float" office:value="6684.34" calcext:value-type="float">
            <text:p>6684.3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978828" calcext:value-type="float">
            <text:p>978828</text:p>
          </table:table-cell>
          <table:table-cell office:value-type="float" office:value="16341.02" calcext:value-type="float">
            <text:p>16341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Run 2</text:p>
          </table:table-cell>
          <table:table-cell office:value-type="float" office:value="36613" calcext:value-type="float">
            <text:p>36613</text:p>
          </table:table-cell>
          <table:table-cell office:value-type="float" office:value="611.34" calcext:value-type="float">
            <text:p>611.34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/>
          <table:table-cell office:value-type="string" calcext:value-type="string">
            <text:p>Run 2</text:p>
          </table:table-cell>
          <table:table-cell office:value-type="float" office:value="182816" calcext:value-type="float">
            <text:p>182816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string" calcext:value-type="string">
            <text:p>Run 2</text:p>
          </table:table-cell>
          <table:table-cell office:value-type="float" office:value="15541" calcext:value-type="float">
            <text:p>15541</text:p>
          </table:table-cell>
          <table:table-cell office:value-type="float" office:value="259.32" calcext:value-type="float">
            <text:p>259.32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string" calcext:value-type="string">
            <text:p>Run 2</text:p>
          </table:table-cell>
          <table:table-cell office:value-type="float" office:value="119061" calcext:value-type="float">
            <text:p>119061</text:p>
          </table:table-cell>
          <table:table-cell office:value-type="float" office:value="1987.99" calcext:value-type="float">
            <text:p>1987.99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Run 2</text:p>
          </table:table-cell>
          <table:table-cell office:value-type="float" office:value="552643" calcext:value-type="float">
            <text:p>552643</text:p>
          </table:table-cell>
          <table:table-cell office:value-type="float" office:value="9210.72" calcext:value-type="float">
            <text:p>9210.7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string" calcext:value-type="string">
            <text:p>Run 2</text:p>
          </table:table-cell>
          <table:table-cell office:value-type="float" office:value="78389" calcext:value-type="float">
            <text:p>78389</text:p>
          </table:table-cell>
          <table:table-cell office:value-type="float" office:value="1308.66" calcext:value-type="float">
            <text:p>1308.6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Run 2</text:p>
          </table:table-cell>
          <table:table-cell office:value-type="float" office:value="387679" calcext:value-type="float">
            <text:p>387679</text:p>
          </table:table-cell>
          <table:table-cell office:value-type="float" office:value="6544.21" calcext:value-type="float">
            <text:p>6544.2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978265" calcext:value-type="float">
            <text:p>978265</text:p>
          </table:table-cell>
          <table:table-cell office:value-type="float" office:value="16334.36" calcext:value-type="float">
            <text:p>16334.3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Run 3</text:p>
          </table:table-cell>
          <table:table-cell office:value-type="float" office:value="36732" calcext:value-type="float">
            <text:p>36732</text:p>
          </table:table-cell>
          <table:table-cell office:value-type="float" office:value="612.71" calcext:value-type="float">
            <text:p>612.7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Run 3</text:p>
          </table:table-cell>
          <table:table-cell office:value-type="float" office:value="181659" calcext:value-type="float">
            <text:p>181659</text:p>
          </table:table-cell>
          <table:table-cell office:value-type="float" office:value="3031.69" calcext:value-type="float">
            <text:p>3031.69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string" calcext:value-type="string">
            <text:p>Run 3</text:p>
          </table:table-cell>
          <table:table-cell office:value-type="float" office:value="15470" calcext:value-type="float">
            <text:p>15470</text:p>
          </table:table-cell>
          <table:table-cell office:value-type="float" office:value="258.09" calcext:value-type="float">
            <text:p>258.09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string" calcext:value-type="string">
            <text:p>Run 3</text:p>
          </table:table-cell>
          <table:table-cell office:value-type="float" office:value="116167" calcext:value-type="float">
            <text:p>116167</text:p>
          </table:table-cell>
          <table:table-cell office:value-type="float" office:value="1939.67" calcext:value-type="float">
            <text:p>1939.6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Run 3</text:p>
          </table:table-cell>
          <table:table-cell office:value-type="float" office:value="528721" calcext:value-type="float">
            <text:p>528721</text:p>
          </table:table-cell>
          <table:table-cell office:value-type="float" office:value="8825.24" calcext:value-type="float">
            <text:p>8825.2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string" calcext:value-type="string">
            <text:p>Run 3</text:p>
          </table:table-cell>
          <table:table-cell office:value-type="float" office:value="76021" calcext:value-type="float">
            <text:p>76021</text:p>
          </table:table-cell>
          <table:table-cell office:value-type="float" office:value="1269.34" calcext:value-type="float">
            <text:p>1269.3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Run 3</text:p>
          </table:table-cell>
          <table:table-cell office:value-type="float" office:value="375681" calcext:value-type="float">
            <text:p>375681</text:p>
          </table:table-cell>
          <table:table-cell office:value-type="float" office:value="6272.85" calcext:value-type="float">
            <text:p>6272.8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litespeed avg</text:p>
          </table:table-cell>
          <table:table-cell table:formula="of:=AVERAGE([.B12:.B14])" office:value-type="float" office:value="957561.666666667" calcext:value-type="float">
            <text:p>957561.666666667</text:p>
          </table:table-cell>
          <table:table-cell table:formula="of:=AVERAGE([.C12:.C14])" office:value-type="float" office:value="15986.9066666667" calcext:value-type="float">
            <text:p>15986.9066666667</text:p>
          </table:table-cell>
          <table:table-cell table:formula="of:=AVERAGE([.D12:.D14])" office:value-type="float" office:value="0" calcext:value-type="float">
            <text:p>0</text:p>
          </table:table-cell>
          <table:table-cell table:formula="of:=AVERAGE([.E12:.E14])" office:value-type="float" office:value="0.0233333333333333" calcext:value-type="float">
            <text:p>0.023333333333333</text:p>
          </table:table-cell>
          <table:table-cell/>
          <table:table-cell office:value-type="string" calcext:value-type="string">
            <text:p>litespeed avg</text:p>
          </table:table-cell>
          <table:table-cell table:formula="of:=AVERAGE([.H12:.H14])" office:value-type="float" office:value="36581.3333333333" calcext:value-type="float">
            <text:p>36581.3333333333</text:p>
          </table:table-cell>
          <table:table-cell table:formula="of:=AVERAGE([.I12:.I14])" office:value-type="float" office:value="610.503333333334" calcext:value-type="float">
            <text:p>610.503333333334</text:p>
          </table:table-cell>
          <table:table-cell table:formula="of:=AVERAGE([.J12:.J14])" office:value-type="float" office:value="0" calcext:value-type="float">
            <text:p>0</text:p>
          </table:table-cell>
          <table:table-cell table:formula="of:=AVERAGE([.K12:.K14])" office:value-type="float" office:value="0.383333333333333" calcext:value-type="float">
            <text:p>0.383333333333333</text:p>
          </table:table-cell>
          <table:table-cell/>
          <table:table-cell office:value-type="string" calcext:value-type="string">
            <text:p>litespeed avg</text:p>
          </table:table-cell>
          <table:table-cell table:formula="of:=AVERAGE([.N12:.N14])" office:value-type="float" office:value="182219.666666667" calcext:value-type="float">
            <text:p>182219.666666667</text:p>
          </table:table-cell>
          <table:table-cell table:formula="of:=AVERAGE([.O12:.O14])" office:value-type="float" office:value="3040.88" calcext:value-type="float">
            <text:p>3040.88</text:p>
          </table:table-cell>
          <table:table-cell table:formula="of:=AVERAGE([.P12:.P14])" office:value-type="float" office:value="0" calcext:value-type="float">
            <text:p>0</text:p>
          </table:table-cell>
          <table:table-cell table:formula="of:=AVERAGE([.Q12:.Q14])" office:value-type="float" office:value="0.333333333333333" calcext:value-type="float">
            <text:p>0.333333333333333</text:p>
          </table:table-cell>
          <table:table-cell/>
          <table:table-cell office:value-type="string" calcext:value-type="string">
            <text:p>litespeed avg</text:p>
          </table:table-cell>
          <table:table-cell table:formula="of:=AVERAGE([.T12:.T14])" office:value-type="float" office:value="15374.6666666667" calcext:value-type="float">
            <text:p>15374.6666666667</text:p>
          </table:table-cell>
          <table:table-cell table:formula="of:=AVERAGE([.U12:.U14])" office:value-type="float" office:value="256.6" calcext:value-type="float">
            <text:p>256.6</text:p>
          </table:table-cell>
          <table:table-cell table:formula="of:=AVERAGE([.V12:.V14])" office:value-type="float" office:value="0" calcext:value-type="float">
            <text:p>0</text:p>
          </table:table-cell>
          <table:table-cell table:formula="of:=AVERAGE([.W12:.W14])" office:value-type="float" office:value="0.343333333333333" calcext:value-type="float">
            <text:p>0.343333333333333</text:p>
          </table:table-cell>
          <table:table-cell/>
          <table:table-cell office:value-type="string" calcext:value-type="string">
            <text:p>litespeed avg</text:p>
          </table:table-cell>
          <table:table-cell table:formula="of:=AVERAGE([.Z12:.Z14])" office:value-type="float" office:value="117616.666666667" calcext:value-type="float">
            <text:p>117616.666666667</text:p>
          </table:table-cell>
          <table:table-cell table:formula="of:=AVERAGE([.AA12:.AA14])" office:value-type="float" office:value="1963.33" calcext:value-type="float">
            <text:p>1963.33</text:p>
          </table:table-cell>
          <table:table-cell table:formula="of:=AVERAGE([.AB12:.AB14])" office:value-type="float" office:value="0" calcext:value-type="float">
            <text:p>0</text:p>
          </table:table-cell>
          <table:table-cell table:formula="of:=AVERAGE([.AC12:.AC14])" office:value-type="float" office:value="0.02" calcext:value-type="float">
            <text:p>0.02</text:p>
          </table:table-cell>
          <table:table-cell/>
          <table:table-cell office:value-type="string" calcext:value-type="string">
            <text:p>litespeed avg</text:p>
          </table:table-cell>
          <table:table-cell table:formula="of:=AVERAGE([.AF12:.AF14])" office:value-type="float" office:value="547563" calcext:value-type="float">
            <text:p>547563</text:p>
          </table:table-cell>
          <table:table-cell table:formula="of:=AVERAGE([.AG12:.AG14])" office:value-type="float" office:value="9136.18666666667" calcext:value-type="float">
            <text:p>9136.18666666667</text:p>
          </table:table-cell>
          <table:table-cell table:formula="of:=AVERAGE([.AH12:.AH14])" office:value-type="float" office:value="0" calcext:value-type="float">
            <text:p>0</text:p>
          </table:table-cell>
          <table:table-cell table:formula="of:=AVERAGE([.AI12:.AI14])" office:value-type="float" office:value="0.03" calcext:value-type="float">
            <text:p>0.03</text:p>
          </table:table-cell>
          <table:table-cell/>
          <table:table-cell office:value-type="string" calcext:value-type="string">
            <text:p>litespeed avg</text:p>
          </table:table-cell>
          <table:table-cell table:formula="of:=AVERAGE([.AL12:.AL14])" office:value-type="float" office:value="77539.3333333333" calcext:value-type="float">
            <text:p>77539.3333333333</text:p>
          </table:table-cell>
          <table:table-cell table:formula="of:=AVERAGE([.AM12:.AM14])" office:value-type="float" office:value="1294.62" calcext:value-type="float">
            <text:p>1294.62</text:p>
          </table:table-cell>
          <table:table-cell table:formula="of:=AVERAGE([.AN12:.AN14])" office:value-type="float" office:value="0" calcext:value-type="float">
            <text:p>0</text:p>
          </table:table-cell>
          <table:table-cell table:formula="of:=AVERAGE([.AO12:.AO14])" office:value-type="float" office:value="0.01" calcext:value-type="float">
            <text:p>0.01</text:p>
          </table:table-cell>
          <table:table-cell/>
          <table:table-cell office:value-type="string" calcext:value-type="string">
            <text:p>litespeed avg</text:p>
          </table:table-cell>
          <table:table-cell table:formula="of:=AVERAGE([.AR12:.AR14])" office:value-type="float" office:value="387895" calcext:value-type="float">
            <text:p>387895</text:p>
          </table:table-cell>
          <table:table-cell table:formula="of:=AVERAGE([.AS12:.AS14])" office:value-type="float" office:value="6500.46666666667" calcext:value-type="float">
            <text:p>6500.46666666667</text:p>
          </table:table-cell>
          <table:table-cell table:formula="of:=AVERAGE([.AT12:.AT14])" office:value-type="float" office:value="0" calcext:value-type="float">
            <text:p>0</text:p>
          </table:table-cell>
          <table:table-cell table:formula="of:=AVERAGE([.AU12:.AU14])" office:value-type="float" office:value="0.0266666666666667" calcext:value-type="float">
            <text:p>0.02666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/00/0000</text:date>, <text:time style:data-style-name="N2" text:time-value="15:39:48.9267395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ke Devolder</meta:initial-creator>
    <meta:creation-date>2020-06-09T16:54:14.652144934</meta:creation-date>
    <dc:date>2020-06-19T14:13:02.567388311</dc:date>
    <dc:creator>Ike Devolder</dc:creator>
    <meta:editing-duration>PT21H2M</meta:editing-duration>
    <meta:editing-cycles>74</meta:editing-cycles>
    <meta:generator>LibreOffice/6.4.4.2$Linux_X86_64 LibreOffice_project/40$Build-2</meta:generator>
    <meta:document-statistic meta:table-count="1" meta:cell-count="408" meta:object-count="1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bar" chart:style-name="ch1">
        <chart:title svg:x="16.583cm" svg:y="0.536cm" chart:style-name="ch2">
          <text:p>static files c10 # transactions</text:p>
        </chart:title>
        <chart:legend chart:legend-position="end" svg:x="36.177cm" svg:y="9.452cm" style:legend-expansion="high" chart:style-name="ch3"/>
        <chart:plot-area chart:style-name="ch4" table:cell-range-address="Siege.A8:Siege.B8 Siege.A15:Siege.B15" chart:data-source-has-labels="column" svg:x="0.8cm" svg:y="1.741cm" svg:width="34.577cm" svg:height="17.86cm">
          <chartooo:coordinate-region svg:x="2.533cm" svg:y="1.94cm" svg:width="32.844cm" svg:height="17.46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iege.B8:Siege.B8" chart:label-cell-address="Siege.A8:Siege.A8" chart:class="chart:bar">
            <chart:data-point/>
          </chart:series>
          <chart:series chart:style-name="ch9" chart:values-cell-range-address="Siege.B15:Siege.B15" chart:label-cell-address="Siege.A15:Siege.A15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varnish/nginx avg</text:p>
                <draw:g>
                  <svg:desc>Siege.A8:Siege.A8</svg:desc>
                </draw:g>
              </table:table-cell>
              <table:table-cell office:value-type="float" office:value="400868.666666667">
                <text:p>400868.666666667</text:p>
                <draw:g>
                  <svg:desc>Siege.B8:Siege.B8</svg:desc>
                </draw:g>
              </table:table-cell>
            </table:table-row>
            <table:table-row>
              <table:table-cell office:value-type="string">
                <text:p>litespeed avg</text:p>
                <draw:g>
                  <svg:desc>Siege.A15:Siege.A15</svg:desc>
                </draw:g>
              </table:table-cell>
              <table:table-cell office:value-type="float" office:value="957561.666666667">
                <text:p>957561.666666667</text:p>
                <draw:g>
                  <svg:desc>Siege.B15:Siege.B15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bar" chart:style-name="ch1">
        <chart:title svg:x="13.805cm" svg:y="0.536cm" chart:style-name="ch2">
          <text:p>magento browsing c1 longest transaction (in seconds)</text:p>
        </chart:title>
        <chart:legend chart:legend-position="end" svg:x="36.177cm" svg:y="9.452cm" style:legend-expansion="high" chart:style-name="ch3"/>
        <chart:plot-area chart:style-name="ch4" table:cell-range-address="Siege.G8:Siege.G8 Siege.K8:Siege.K8 Siege.G15:Siege.G15 Siege.K15:Siege.K15" chart:data-source-has-labels="column" svg:x="0.8cm" svg:y="1.741cm" svg:width="34.577cm" svg:height="17.86cm">
          <chartooo:coordinate-region svg:x="1.792cm" svg:y="1.94cm" svg:width="33.585cm" svg:height="17.46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iege.K8:Siege.K8" chart:label-cell-address="Siege.G8:Siege.G8" chart:class="chart:bar">
            <chart:data-point/>
          </chart:series>
          <chart:series chart:style-name="ch9" chart:values-cell-range-address="Siege.K15:Siege.K15" chart:label-cell-address="Siege.G15:Siege.G15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varnish/nginx avg</text:p>
                <draw:g>
                  <svg:desc>Siege.G8:Siege.G8</svg:desc>
                </draw:g>
              </table:table-cell>
              <table:table-cell office:value-type="float" office:value="0.16">
                <text:p>0.16</text:p>
                <draw:g>
                  <svg:desc>Siege.K8:Siege.K8</svg:desc>
                </draw:g>
              </table:table-cell>
            </table:table-row>
            <table:table-row>
              <table:table-cell office:value-type="string">
                <text:p>litespeed avg</text:p>
                <draw:g>
                  <svg:desc>Siege.G15:Siege.G15</svg:desc>
                </draw:g>
              </table:table-cell>
              <table:table-cell office:value-type="float" office:value="0.383333333333333">
                <text:p>0.383333333333333</text:p>
                <draw:g>
                  <svg:desc>Siege.K15:Siege.K15</svg:desc>
                </draw:g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bar" chart:style-name="ch1">
        <chart:title svg:x="13.659cm" svg:y="0.536cm" chart:style-name="ch2">
          <text:p>magento browsing c10 longest transaction (in seconds)</text:p>
        </chart:title>
        <chart:legend chart:legend-position="end" svg:x="36.177cm" svg:y="9.452cm" style:legend-expansion="high" chart:style-name="ch3"/>
        <chart:plot-area chart:style-name="ch4" table:cell-range-address="Siege.M8:Siege.M8 Siege.Q8:Siege.Q8 Siege.M15:Siege.M15 Siege.Q15:Siege.Q15" chart:data-source-has-labels="column" svg:x="0.8cm" svg:y="1.741cm" svg:width="34.577cm" svg:height="17.86cm">
          <chartooo:coordinate-region svg:x="1.792cm" svg:y="1.94cm" svg:width="33.585cm" svg:height="17.46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iege.Q8:Siege.Q8" chart:label-cell-address="Siege.M8:Siege.M8" chart:class="chart:bar">
            <chart:data-point/>
          </chart:series>
          <chart:series chart:style-name="ch9" chart:values-cell-range-address="Siege.Q15:Siege.Q15" chart:label-cell-address="Siege.M15:Siege.M15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varnish/nginx avg</text:p>
                <draw:g>
                  <svg:desc>Siege.M8:Siege.M8</svg:desc>
                </draw:g>
              </table:table-cell>
              <table:table-cell office:value-type="float" office:value="0.41">
                <text:p>0.41</text:p>
                <draw:g>
                  <svg:desc>Siege.Q8:Siege.Q8</svg:desc>
                </draw:g>
              </table:table-cell>
            </table:table-row>
            <table:table-row>
              <table:table-cell office:value-type="string">
                <text:p>litespeed avg</text:p>
                <draw:g>
                  <svg:desc>Siege.M15:Siege.M15</svg:desc>
                </draw:g>
              </table:table-cell>
              <table:table-cell office:value-type="float" office:value="0.333333333333333">
                <text:p>0.333333333333333</text:p>
                <draw:g>
                  <svg:desc>Siege.Q15:Siege.Q15</svg:desc>
                </draw:g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bar" chart:style-name="ch1">
        <chart:title svg:x="13.699cm" svg:y="0.536cm" chart:style-name="ch2">
          <text:p>magento noparser c10 longest transaction (in seconds)</text:p>
        </chart:title>
        <chart:legend chart:legend-position="end" svg:x="36.177cm" svg:y="9.452cm" style:legend-expansion="high" chart:style-name="ch3"/>
        <chart:plot-area chart:style-name="ch4" table:cell-range-address="Siege.S8:Siege.S8 Siege.W8:Siege.W8 Siege.S15:Siege.S15 Siege.W15:Siege.W15" chart:data-source-has-labels="column" svg:x="0.8cm" svg:y="1.741cm" svg:width="34.577cm" svg:height="17.86cm">
          <chartooo:coordinate-region svg:x="1.58cm" svg:y="1.941cm" svg:width="33.797cm" svg:height="17.46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iege.W8:Siege.W8" chart:label-cell-address="Siege.S8:Siege.S8" chart:class="chart:bar">
            <chart:data-point/>
          </chart:series>
          <chart:series chart:style-name="ch9" chart:values-cell-range-address="Siege.W15:Siege.W15" chart:label-cell-address="Siege.S15:Siege.S15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varnish/nginx avg</text:p>
                <draw:g>
                  <svg:desc>Siege.S8:Siege.S8</svg:desc>
                </draw:g>
              </table:table-cell>
              <table:table-cell office:value-type="float" office:value="0.523333333333333">
                <text:p>0.523333333333333</text:p>
                <draw:g>
                  <svg:desc>Siege.W8:Siege.W8</svg:desc>
                </draw:g>
              </table:table-cell>
            </table:table-row>
            <table:table-row>
              <table:table-cell office:value-type="string">
                <text:p>litespeed avg</text:p>
                <draw:g>
                  <svg:desc>Siege.S15:Siege.S15</svg:desc>
                </draw:g>
              </table:table-cell>
              <table:table-cell office:value-type="float" office:value="0.343333333333333">
                <text:p>0.343333333333333</text:p>
                <draw:g>
                  <svg:desc>Siege.W15:Siege.W15</svg:desc>
                </draw:g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bar" chart:style-name="ch1">
        <chart:title svg:x="12.138cm" svg:y="0.536cm" chart:style-name="ch2">
          <text:p>magento category page browsing c1 longest transaction (in seconds)</text:p>
        </chart:title>
        <chart:legend chart:legend-position="end" svg:x="36.177cm" svg:y="9.452cm" style:legend-expansion="high" chart:style-name="ch3"/>
        <chart:plot-area chart:style-name="ch4" table:cell-range-address="Siege.Y8:Siege.Y8 Siege.AC8:Siege.AC8 Siege.Y15:Siege.Y15 Siege.AC15:Siege.AC15" chart:data-source-has-labels="column" svg:x="0.8cm" svg:y="1.741cm" svg:width="34.577cm" svg:height="17.86cm">
          <chartooo:coordinate-region svg:x="2.004cm" svg:y="1.941cm" svg:width="33.373cm" svg:height="17.46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iege.AC8:Siege.AC8" chart:label-cell-address="Siege.Y8:Siege.Y8" chart:class="chart:bar">
            <chart:data-point/>
          </chart:series>
          <chart:series chart:style-name="ch9" chart:values-cell-range-address="Siege.AC15:Siege.AC15" chart:label-cell-address="Siege.Y15:Siege.Y15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varnish/nginx avg</text:p>
                <draw:g>
                  <svg:desc>Siege.Y8:Siege.Y8</svg:desc>
                </draw:g>
              </table:table-cell>
              <table:table-cell office:value-type="float" office:value="0.0333333333333333">
                <text:p>0.0333333333333333</text:p>
                <draw:g>
                  <svg:desc>Siege.AC8:Siege.AC8</svg:desc>
                </draw:g>
              </table:table-cell>
            </table:table-row>
            <table:table-row>
              <table:table-cell office:value-type="string">
                <text:p>litespeed avg</text:p>
                <draw:g>
                  <svg:desc>Siege.Y15:Siege.Y15</svg:desc>
                </draw:g>
              </table:table-cell>
              <table:table-cell office:value-type="float" office:value="0.02">
                <text:p>0.02</text:p>
                <draw:g>
                  <svg:desc>Siege.AC15:Siege.AC15</svg:desc>
                </draw:g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9.901cm" svg:height="20.001cm" xlink:href=".." xlink:type="simple" chart:class="chart:bar" chart:style-name="ch1">
        <chart:title svg:x="11.942cm" svg:y="0.536cm" chart:style-name="ch2">
          <text:p>magento category page browsing c10 longest transaction (in seconds)</text:p>
        </chart:title>
        <chart:legend chart:legend-position="end" svg:x="36.077cm" svg:y="9.452cm" style:legend-expansion="high" chart:style-name="ch3"/>
        <chart:plot-area chart:style-name="ch4" table:cell-range-address="Siege.AE8:Siege.AE8 Siege.AI8:Siege.AI8 Siege.AE15:Siege.AE15 Siege.AI15:Siege.AI15" chart:data-source-has-labels="column" svg:x="0.798cm" svg:y="1.741cm" svg:width="34.481cm" svg:height="17.86cm">
          <chartooo:coordinate-region svg:x="1.79cm" svg:y="1.94cm" svg:width="33.489cm" svg:height="17.46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iege.AI8:Siege.AI8" chart:label-cell-address="Siege.AE8:Siege.AE8" chart:class="chart:bar">
            <chart:data-point/>
          </chart:series>
          <chart:series chart:style-name="ch9" chart:values-cell-range-address="Siege.AI15:Siege.AI15" chart:label-cell-address="Siege.AE15:Siege.AE15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varnish/nginx avg</text:p>
                <draw:g>
                  <svg:desc>Siege.AE8:Siege.AE8</svg:desc>
                </draw:g>
              </table:table-cell>
              <table:table-cell office:value-type="float" office:value="0.07">
                <text:p>0.07</text:p>
                <draw:g>
                  <svg:desc>Siege.AI8:Siege.AI8</svg:desc>
                </draw:g>
              </table:table-cell>
            </table:table-row>
            <table:table-row>
              <table:table-cell office:value-type="string">
                <text:p>litespeed avg</text:p>
                <draw:g>
                  <svg:desc>Siege.AE15:Siege.AE15</svg:desc>
                </draw:g>
              </table:table-cell>
              <table:table-cell office:value-type="float" office:value="0.03">
                <text:p>0.03</text:p>
                <draw:g>
                  <svg:desc>Siege.AI15:Siege.AI15</svg:desc>
                </draw:g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bar" chart:style-name="ch1">
        <chart:title svg:x="12.178cm" svg:y="0.536cm" chart:style-name="ch2">
          <text:p>magento category page noparser c1 longest transaction (in seconds)</text:p>
        </chart:title>
        <chart:legend chart:legend-position="end" svg:x="36.177cm" svg:y="9.452cm" style:legend-expansion="high" chart:style-name="ch3"/>
        <chart:plot-area chart:style-name="ch4" table:cell-range-address="Siege.AK8:Siege.AK8 Siege.AO8:Siege.AO8 Siege.AK15:Siege.AK15 Siege.AO15:Siege.AO15" chart:data-source-has-labels="column" svg:x="0.8cm" svg:y="1.741cm" svg:width="34.577cm" svg:height="17.86cm">
          <chartooo:coordinate-region svg:x="2.004cm" svg:y="1.94cm" svg:width="33.373cm" svg:height="17.46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iege.AO8:Siege.AO8" chart:label-cell-address="Siege.AK8:Siege.AK8" chart:class="chart:bar">
            <chart:data-point/>
          </chart:series>
          <chart:series chart:style-name="ch9" chart:values-cell-range-address="Siege.AO15:Siege.AO15" chart:label-cell-address="Siege.AK15:Siege.AK15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varnish/nginx avg</text:p>
                <draw:g>
                  <svg:desc>Siege.AK8:Siege.AK8</svg:desc>
                </draw:g>
              </table:table-cell>
              <table:table-cell office:value-type="float" office:value="0.01">
                <text:p>0.01</text:p>
                <draw:g>
                  <svg:desc>Siege.AO8:Siege.AO8</svg:desc>
                </draw:g>
              </table:table-cell>
            </table:table-row>
            <table:table-row>
              <table:table-cell office:value-type="string">
                <text:p>litespeed avg</text:p>
                <draw:g>
                  <svg:desc>Siege.AK15:Siege.AK15</svg:desc>
                </draw:g>
              </table:table-cell>
              <table:table-cell office:value-type="float" office:value="0.01">
                <text:p>0.01</text:p>
                <draw:g>
                  <svg:desc>Siege.AO15:Siege.AO15</svg:desc>
                </draw:g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bar" chart:style-name="ch1">
        <chart:title svg:x="12.032cm" svg:y="0.536cm" chart:style-name="ch2">
          <text:p>magento category page noparser c10 longest transaction (in seconds)</text:p>
        </chart:title>
        <chart:legend chart:legend-position="end" svg:x="36.177cm" svg:y="9.452cm" style:legend-expansion="high" chart:style-name="ch3"/>
        <chart:plot-area chart:style-name="ch4" table:cell-range-address="Siege.AQ8:Siege.AQ8 Siege.AU8:Siege.AU8 Siege.AQ15:Siege.AQ15 Siege.AU15:Siege.AU15" chart:data-source-has-labels="column" svg:x="0.8cm" svg:y="1.741cm" svg:width="34.577cm" svg:height="17.86cm">
          <chartooo:coordinate-region svg:x="2.004cm" svg:y="1.94cm" svg:width="33.373cm" svg:height="17.46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iege.AU8:Siege.AU8" chart:label-cell-address="Siege.AQ8:Siege.AQ8" chart:class="chart:bar">
            <chart:data-point/>
          </chart:series>
          <chart:series chart:style-name="ch9" chart:values-cell-range-address="Siege.AU15:Siege.AU15" chart:label-cell-address="Siege.AQ15:Siege.AQ15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varnish/nginx avg</text:p>
                <draw:g>
                  <svg:desc>Siege.AQ8:Siege.AQ8</svg:desc>
                </draw:g>
              </table:table-cell>
              <table:table-cell office:value-type="float" office:value="0.03">
                <text:p>0.03</text:p>
                <draw:g>
                  <svg:desc>Siege.AU8:Siege.AU8</svg:desc>
                </draw:g>
              </table:table-cell>
            </table:table-row>
            <table:table-row>
              <table:table-cell office:value-type="string">
                <text:p>litespeed avg</text:p>
                <draw:g>
                  <svg:desc>Siege.AQ15:Siege.AQ15</svg:desc>
                </draw:g>
              </table:table-cell>
              <table:table-cell office:value-type="float" office:value="0.0266666666666667">
                <text:p>0.0266666666666667</text:p>
                <draw:g>
                  <svg:desc>Siege.AU15:Siege.AU15</svg:desc>
                </draw:g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bar" chart:style-name="ch1">
        <chart:title svg:x="15.776cm" svg:y="0.536cm" chart:style-name="ch2">
          <text:p>magento browsing c1 # transactions</text:p>
        </chart:title>
        <chart:legend chart:legend-position="end" svg:x="36.177cm" svg:y="9.452cm" style:legend-expansion="high" chart:style-name="ch3"/>
        <chart:plot-area chart:style-name="ch4" table:cell-range-address="Siege.G8:Siege.H8 Siege.G15:Siege.H15" chart:data-source-has-labels="column" svg:x="0.8cm" svg:y="1.741cm" svg:width="34.577cm" svg:height="17.86cm">
          <chartooo:coordinate-region svg:x="2.109cm" svg:y="1.94cm" svg:width="33.268cm" svg:height="17.46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iege.H8:Siege.H8" chart:label-cell-address="Siege.G8:Siege.G8" chart:class="chart:bar">
            <chart:data-point/>
          </chart:series>
          <chart:series chart:style-name="ch9" chart:values-cell-range-address="Siege.H15:Siege.H15" chart:label-cell-address="Siege.G15:Siege.G15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varnish/nginx avg</text:p>
                <draw:g>
                  <svg:desc>Siege.G8:Siege.G8</svg:desc>
                </draw:g>
              </table:table-cell>
              <table:table-cell office:value-type="float" office:value="17700.3333333333">
                <text:p>17700.3333333333</text:p>
                <draw:g>
                  <svg:desc>Siege.H8:Siege.H8</svg:desc>
                </draw:g>
              </table:table-cell>
            </table:table-row>
            <table:table-row>
              <table:table-cell office:value-type="string">
                <text:p>litespeed avg</text:p>
                <draw:g>
                  <svg:desc>Siege.G15:Siege.G15</svg:desc>
                </draw:g>
              </table:table-cell>
              <table:table-cell office:value-type="float" office:value="36581.3333333333">
                <text:p>36581.3333333333</text:p>
                <draw:g>
                  <svg:desc>Siege.H15:Siege.H15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bar" chart:style-name="ch1">
        <chart:title svg:x="15.63cm" svg:y="0.536cm" chart:style-name="ch2">
          <text:p>magento browsing c10 # transactions</text:p>
        </chart:title>
        <chart:legend chart:legend-position="end" svg:x="36.177cm" svg:y="9.452cm" style:legend-expansion="high" chart:style-name="ch3"/>
        <chart:plot-area chart:style-name="ch4" table:cell-range-address="Siege.M8:Siege.N8 Siege.M15:Siege.N15" chart:data-source-has-labels="column" svg:x="0.8cm" svg:y="1.741cm" svg:width="34.577cm" svg:height="17.86cm">
          <chartooo:coordinate-region svg:x="2.321cm" svg:y="1.94cm" svg:width="33.056cm" svg:height="17.46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iege.N8:Siege.N8" chart:label-cell-address="Siege.M8:Siege.M8" chart:class="chart:bar">
            <chart:data-point/>
          </chart:series>
          <chart:series chart:style-name="ch9" chart:values-cell-range-address="Siege.N15:Siege.N15" chart:label-cell-address="Siege.M15:Siege.M15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varnish/nginx avg</text:p>
                <draw:g>
                  <svg:desc>Siege.M8:Siege.M8</svg:desc>
                </draw:g>
              </table:table-cell>
              <table:table-cell office:value-type="float" office:value="77387.6666666667">
                <text:p>77387.6666666667</text:p>
                <draw:g>
                  <svg:desc>Siege.N8:Siege.N8</svg:desc>
                </draw:g>
              </table:table-cell>
            </table:table-row>
            <table:table-row>
              <table:table-cell office:value-type="string">
                <text:p>litespeed avg</text:p>
                <draw:g>
                  <svg:desc>Siege.M15:Siege.M15</svg:desc>
                </draw:g>
              </table:table-cell>
              <table:table-cell office:value-type="float" office:value="182219.666666667">
                <text:p>182219.666666667</text:p>
                <draw:g>
                  <svg:desc>Siege.N15:Siege.N15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bar" chart:style-name="ch1">
        <chart:title svg:x="15.67cm" svg:y="0.536cm" chart:style-name="ch2">
          <text:p>magento noparser c10 # transactions</text:p>
        </chart:title>
        <chart:legend chart:legend-position="end" svg:x="36.177cm" svg:y="9.452cm" style:legend-expansion="high" chart:style-name="ch3"/>
        <chart:plot-area chart:style-name="ch4" table:cell-range-address="Siege.S8:Siege.T8 Siege.S15:Siege.T15" chart:data-source-has-labels="column" svg:x="0.8cm" svg:y="1.741cm" svg:width="34.577cm" svg:height="17.86cm">
          <chartooo:coordinate-region svg:x="2.109cm" svg:y="1.94cm" svg:width="33.268cm" svg:height="17.46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iege.T8:Siege.T8" chart:label-cell-address="Siege.S8:Siege.S8" chart:class="chart:bar">
            <chart:data-point/>
          </chart:series>
          <chart:series chart:style-name="ch9" chart:values-cell-range-address="Siege.T15:Siege.T15" chart:label-cell-address="Siege.S15:Siege.S15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varnish/nginx avg</text:p>
                <draw:g>
                  <svg:desc>Siege.S8:Siege.S8</svg:desc>
                </draw:g>
              </table:table-cell>
              <table:table-cell office:value-type="float" office:value="10395.6666666667">
                <text:p>10395.6666666667</text:p>
                <draw:g>
                  <svg:desc>Siege.T8:Siege.T8</svg:desc>
                </draw:g>
              </table:table-cell>
            </table:table-row>
            <table:table-row>
              <table:table-cell office:value-type="string">
                <text:p>litespeed avg</text:p>
                <draw:g>
                  <svg:desc>Siege.S15:Siege.S15</svg:desc>
                </draw:g>
              </table:table-cell>
              <table:table-cell office:value-type="float" office:value="15374.6666666667">
                <text:p>15374.6666666667</text:p>
                <draw:g>
                  <svg:desc>Siege.T15:Siege.T15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bar" chart:style-name="ch1">
        <chart:title svg:x="14.109cm" svg:y="0.536cm" chart:style-name="ch2">
          <text:p>magento category page browsing c1 # transactions</text:p>
        </chart:title>
        <chart:legend chart:legend-position="end" svg:x="36.177cm" svg:y="9.452cm" style:legend-expansion="high" chart:style-name="ch3"/>
        <chart:plot-area chart:style-name="ch4" table:cell-range-address="Siege.Y8:Siege.Z8 Siege.Y15:Siege.Z15" chart:data-source-has-labels="column" svg:x="0.8cm" svg:y="1.741cm" svg:width="34.577cm" svg:height="17.86cm">
          <chartooo:coordinate-region svg:x="2.321cm" svg:y="1.94cm" svg:width="33.056cm" svg:height="17.46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iege.Z8:Siege.Z8" chart:label-cell-address="Siege.Y8:Siege.Y8" chart:class="chart:bar">
            <chart:data-point/>
          </chart:series>
          <chart:series chart:style-name="ch9" chart:values-cell-range-address="Siege.Z15:Siege.Z15" chart:label-cell-address="Siege.Y15:Siege.Y15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varnish/nginx avg</text:p>
                <draw:g>
                  <svg:desc>Siege.Y8:Siege.Y8</svg:desc>
                </draw:g>
              </table:table-cell>
              <table:table-cell office:value-type="float" office:value="29970">
                <text:p>29970</text:p>
                <draw:g>
                  <svg:desc>Siege.Z8:Siege.Z8</svg:desc>
                </draw:g>
              </table:table-cell>
            </table:table-row>
            <table:table-row>
              <table:table-cell office:value-type="string">
                <text:p>litespeed avg</text:p>
                <draw:g>
                  <svg:desc>Siege.Y15:Siege.Y15</svg:desc>
                </draw:g>
              </table:table-cell>
              <table:table-cell office:value-type="float" office:value="117616.666666667">
                <text:p>117616.666666667</text:p>
                <draw:g>
                  <svg:desc>Siege.Z15:Siege.Z15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bar" chart:style-name="ch1">
        <chart:title svg:x="13.964cm" svg:y="0.536cm" chart:style-name="ch2">
          <text:p>magento category page browsing c10 # transactions</text:p>
        </chart:title>
        <chart:legend chart:legend-position="end" svg:x="36.177cm" svg:y="9.452cm" style:legend-expansion="high" chart:style-name="ch3"/>
        <chart:plot-area chart:style-name="ch4" table:cell-range-address="Siege.AE8:Siege.AF8 Siege.AE15:Siege.AF15" chart:data-source-has-labels="column" svg:x="0.8cm" svg:y="1.741cm" svg:width="34.577cm" svg:height="17.86cm">
          <chartooo:coordinate-region svg:x="2.321cm" svg:y="1.94cm" svg:width="33.056cm" svg:height="17.46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iege.AF8:Siege.AF8" chart:label-cell-address="Siege.AE8:Siege.AE8" chart:class="chart:bar">
            <chart:data-point/>
          </chart:series>
          <chart:series chart:style-name="ch9" chart:values-cell-range-address="Siege.AF15:Siege.AF15" chart:label-cell-address="Siege.AE15:Siege.AE15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varnish/nginx avg</text:p>
                <draw:g>
                  <svg:desc>Siege.AE8:Siege.AE8</svg:desc>
                </draw:g>
              </table:table-cell>
              <table:table-cell office:value-type="float" office:value="126426">
                <text:p>126426</text:p>
                <draw:g>
                  <svg:desc>Siege.AF8:Siege.AF8</svg:desc>
                </draw:g>
              </table:table-cell>
            </table:table-row>
            <table:table-row>
              <table:table-cell office:value-type="string">
                <text:p>litespeed avg</text:p>
                <draw:g>
                  <svg:desc>Siege.AE15:Siege.AE15</svg:desc>
                </draw:g>
              </table:table-cell>
              <table:table-cell office:value-type="float" office:value="547563">
                <text:p>547563</text:p>
                <draw:g>
                  <svg:desc>Siege.AF15:Siege.AF15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bar" chart:style-name="ch1">
        <chart:title svg:x="14.149cm" svg:y="0.536cm" chart:style-name="ch2">
          <text:p>magento category page noparser c1 # transactions</text:p>
        </chart:title>
        <chart:legend chart:legend-position="end" svg:x="36.177cm" svg:y="9.452cm" style:legend-expansion="high" chart:style-name="ch3"/>
        <chart:plot-area chart:style-name="ch4" table:cell-range-address="Siege.AK8:Siege.AL8 Siege.AK15:Siege.AL15" chart:data-source-has-labels="column" svg:x="0.8cm" svg:y="1.741cm" svg:width="34.577cm" svg:height="17.86cm">
          <chartooo:coordinate-region svg:x="2.109cm" svg:y="1.94cm" svg:width="33.268cm" svg:height="17.46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iege.AL8:Siege.AL8" chart:label-cell-address="Siege.AK8:Siege.AK8" chart:class="chart:bar">
            <chart:data-point/>
          </chart:series>
          <chart:series chart:style-name="ch9" chart:values-cell-range-address="Siege.AL15:Siege.AL15" chart:label-cell-address="Siege.AK15:Siege.AK15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varnish/nginx avg</text:p>
                <draw:g>
                  <svg:desc>Siege.AK8:Siege.AK8</svg:desc>
                </draw:g>
              </table:table-cell>
              <table:table-cell office:value-type="float" office:value="70093.6666666667">
                <text:p>70093.6666666667</text:p>
                <draw:g>
                  <svg:desc>Siege.AL8:Siege.AL8</svg:desc>
                </draw:g>
              </table:table-cell>
            </table:table-row>
            <table:table-row>
              <table:table-cell office:value-type="string">
                <text:p>litespeed avg</text:p>
                <draw:g>
                  <svg:desc>Siege.AK15:Siege.AK15</svg:desc>
                </draw:g>
              </table:table-cell>
              <table:table-cell office:value-type="float" office:value="77539.3333333333">
                <text:p>77539.3333333333</text:p>
                <draw:g>
                  <svg:desc>Siege.AL15:Siege.AL15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bar" chart:style-name="ch1">
        <chart:title svg:x="14.003cm" svg:y="0.536cm" chart:style-name="ch2">
          <text:p>magento category page noparser c10 # transactions</text:p>
        </chart:title>
        <chart:legend chart:legend-position="end" svg:x="36.177cm" svg:y="9.452cm" style:legend-expansion="high" chart:style-name="ch3"/>
        <chart:plot-area chart:style-name="ch4" table:cell-range-address="Siege.AQ8:Siege.AR8 Siege.AQ15:Siege.AR15" chart:data-source-has-labels="column" svg:x="0.8cm" svg:y="1.741cm" svg:width="34.577cm" svg:height="17.86cm">
          <chartooo:coordinate-region svg:x="2.321cm" svg:y="1.94cm" svg:width="33.056cm" svg:height="17.46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iege.AR8:Siege.AR8" chart:label-cell-address="Siege.AQ8:Siege.AQ8" chart:class="chart:bar">
            <chart:data-point/>
          </chart:series>
          <chart:series chart:style-name="ch9" chart:values-cell-range-address="Siege.AR15:Siege.AR15" chart:label-cell-address="Siege.AQ15:Siege.AQ15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varnish/nginx avg</text:p>
                <draw:g>
                  <svg:desc>Siege.AQ8:Siege.AQ8</svg:desc>
                </draw:g>
              </table:table-cell>
              <table:table-cell office:value-type="float" office:value="340908">
                <text:p>340908</text:p>
                <draw:g>
                  <svg:desc>Siege.AR8:Siege.AR8</svg:desc>
                </draw:g>
              </table:table-cell>
            </table:table-row>
            <table:table-row>
              <table:table-cell office:value-type="string">
                <text:p>litespeed avg</text:p>
                <draw:g>
                  <svg:desc>Siege.AQ15:Siege.AQ15</svg:desc>
                </draw:g>
              </table:table-cell>
              <table:table-cell office:value-type="float" office:value="387895">
                <text:p>387895</text:p>
                <draw:g>
                  <svg:desc>Siege.AR15:Siege.AR15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bar" chart:style-name="ch1">
        <chart:title svg:x="14.493cm" svg:y="0.536cm" chart:style-name="ch2">
          <text:p>static files c10 longest transactions (in seconds)</text:p>
        </chart:title>
        <chart:legend chart:legend-position="end" svg:x="36.177cm" svg:y="9.452cm" style:legend-expansion="high" chart:style-name="ch3"/>
        <chart:plot-area chart:style-name="ch4" table:cell-range-address="Siege.A8:Siege.A8 Siege.E8:Siege.E8 Siege.A15:Siege.A15 Siege.E15:Siege.E15" chart:data-source-has-labels="column" svg:x="0.8cm" svg:y="1.741cm" svg:width="34.577cm" svg:height="17.86cm">
          <chartooo:coordinate-region svg:x="2.004cm" svg:y="1.941cm" svg:width="33.373cm" svg:height="17.46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iege.E8:Siege.E8" chart:label-cell-address="Siege.A8:Siege.A8" chart:class="chart:bar">
            <chart:data-point/>
          </chart:series>
          <chart:series chart:style-name="ch9" chart:values-cell-range-address="Siege.E15:Siege.E15" chart:label-cell-address="Siege.A15:Siege.A15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varnish/nginx avg</text:p>
                <draw:g>
                  <svg:desc>Siege.A8:Siege.A8</svg:desc>
                </draw:g>
              </table:table-cell>
              <table:table-cell office:value-type="float" office:value="0.0333333333333333">
                <text:p>0.0333333333333333</text:p>
                <draw:g>
                  <svg:desc>Siege.E8:Siege.E8</svg:desc>
                </draw:g>
              </table:table-cell>
            </table:table-row>
            <table:table-row>
              <table:table-cell office:value-type="string">
                <text:p>litespeed avg</text:p>
                <draw:g>
                  <svg:desc>Siege.A15:Siege.A15</svg:desc>
                </draw:g>
              </table:table-cell>
              <table:table-cell office:value-type="float" office:value="0.0233333333333333">
                <text:p>0.0233333333333333</text:p>
                <draw:g>
                  <svg:desc>Siege.E15:Siege.E15</svg:desc>
                </draw:g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